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6400000050027825892.png"/>
  <manifest:file-entry manifest:media-type="image/png" manifest:full-path="Pictures/100002010000003E0000003E96B65F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svg:stroke-color="#2b7ea0" draw:fill="none" draw:fill-image-width="0cm" draw:fill-image-height="0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543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2b7ea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2b7ea0"/>
    </style:style>
    <style:style style:name="T1" style:family="text">
      <style:text-properties fo:color="#2b7ea0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ezentrales Schiffe-Versenken</presentation:footer-decl>
      <presentation:date-time-decl presentation:name="dtd1" presentation:source="fixed">06. Juli 2012</presentation:date-time-decl>
      <draw:page draw:name="page1" draw:style-name="dp1" draw:master-page-name="Standard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>Dezentrales Schiffe-Versenken</text:span></text:p>
            <text:p><text:span text:style-name="T1"/></text:p>
            <text:p><text:span text:style-name="T2"/></text:p>
            <text:p><text:span text:style-name="T2"/></text:p>
            <text:p><text:span text:style-name="T2">Projektpräsentation</text:span></text:p>
          </draw:text-box>
        </draw:frame>
        <draw:line draw:style-name="gr1" draw:text-style-name="P2" draw:layer="layout" svg:x1="0cm" svg:y1="10.2cm" svg:x2="28cm" svg:y2="10.2cm">
          <text:p/>
        </draw:line>
        <draw:frame draw:style-name="gr2" draw:text-style-name="P2" draw:layer="layout" svg:width="2.185cm" svg:height="2.185cm" svg:x="13.015cm" svg:y="9.115cm">
          <draw:image xlink:href="Pictures/100002010000003E0000003E96B65F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Das Team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Frédéric Bolvin<text:tab/>|<text:tab/>Terrabit GmbH</text:p>
              </text:list-item>
              <text:list-item>
                <text:p>Dennis Schubert<text:tab/>|<text:tab/>Weber eBusiness Services</text:p>
              </text:list-item>
              <text:list-item>
                <text:p>Manuel Vögele<text:tab/>|<text:tab/>iPoint-systems gmbh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Inhalt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Idee</text:p>
              </text:list-item>
              <text:list-item>
                <text:p>Umsetzung</text:p>
                <text:list>
                  <text:list-item>
                    <text:p>Projektbestandteile</text:p>
                  </text:list-item>
                  <text:list-item>
                    <text:p>Meilensteine</text:p>
                  </text:list-item>
                  <text:list-item>
                    <text:p>Herausforderungen</text:p>
                  </text:list-item>
                </text:list>
              </text:list-item>
              <text:list-item>
                <text:p>Demonstration</text:p>
              </text:list-item>
              <text:list-item>
                <text:p>Fragen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3" draw:text-style-name="P4" draw:layer="layout" svg:width="25.199cm" svg:height="1.737cm" svg:x="1.4cm" svg:y="3.003cm" presentation:class="title" presentation:user-transformed="true">
          <draw:text-box>
            <text:p text:style-name="P3"><text:span text:style-name="T1">Umsetzung</text:span></text:p>
          </draw:text-box>
        </draw:frame>
        <draw:frame presentation:style-name="pr4" draw:layer="layout" svg:width="24.639cm" svg:height="11.493cm" svg:x="1.4cm" svg:y="5.6cm" presentation:class="outline" presentation:user-transformed="true">
          <draw:text-box>
            <text:list text:style-name="L2">
              <text:list-item>
                <text:p>Foo</text:p>
              </text:list-item>
            </text:list>
          </draw:text-box>
        </draw:frame>
        <draw:line draw:style-name="gr1" draw:text-style-name="P2" draw:layer="layout" svg:x1="-0.001cm" svg:y1="4.999cm" svg:x2="27.999cm" svg:y2="4.99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640000005002782589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aabfd4" fo:font-family="Arial" style:font-family-generic="swiss" style:font-pitch="variable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969cm" svg:x="1.4cm" svg:y="19.4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cm" svg:x="9.576cm" svg:y="19.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cm" svg:x="20.076cm" svg:y="19.4cm" presentation:class="page-number">
        <draw:text-box>
          <text:p text:style-name="MP2"><text:span text:style-name="MT2"><text:page-number>&lt;Nummer&gt;</text:page-number></text:span><text:span text:style-name="MT2"> / </text:span><text:span text:style-name="MT2"><text:page-count>4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5T17:01:51</meta:creation-date>
    <dc:date>2012-07-05T20:33:28</dc:date>
    <meta:editing-duration>PT59M51S</meta:editing-duration>
    <meta:editing-cycles>7</meta:editing-cycles>
    <meta:generator>LibreOffice/3.5$Linux_X86_64 LibreOffice_project/350m1$Build-2</meta:generator>
    <meta:document-statistic meta:object-count="41"/>
  </office:meta>
</office:document-meta>
</file>